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/>
      <style:text-properties fo:font-size="14pt" fo:font-weight="normal" officeooo:paragraph-rsid="0046b883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top="0cm" fo:margin-bottom="0.499cm" style:contextual-spacing="false"/>
      <style:text-properties officeooo:paragraph-rsid="004c3da6"/>
    </style:style>
    <style:style style:name="P4" style:family="paragraph" style:parent-style-name="Text_20_body" style:list-style-name="L1">
      <style:text-properties officeooo:paragraph-rsid="004c3da6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cm" fo:margin-bottom="0.25cm" style:contextual-spacing="false"/>
    </style:style>
    <style:style style:name="P7" style:family="paragraph" style:parent-style-name="Text_20_body" style:list-style-name="L2">
      <style:paragraph-properties fo:margin-top="0cm" fo:margin-bottom="0.25cm" style:contextual-spacing="false"/>
    </style:style>
    <style:style style:name="P8" style:family="paragraph" style:parent-style-name="Text_20_body">
      <style:paragraph-properties fo:margin-top="0cm" fo:margin-bottom="0.4cm" style:contextual-spacing="false" fo:line-height="150%"/>
      <style:text-properties fo:font-size="14pt" fo:font-weight="normal" officeooo:paragraph-rsid="004c3da6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.4cm" style:contextual-spacing="false" fo:line-height="150%"/>
      <style:text-properties officeooo:paragraph-rsid="004c3da6"/>
    </style:style>
    <style:style style:name="P10" style:family="paragraph" style:parent-style-name="Text_20_body" style:list-style-name="L1">
      <style:paragraph-properties fo:margin-top="0cm" fo:margin-bottom="0.4cm" style:contextual-spacing="false" fo:line-height="150%"/>
      <style:text-properties officeooo:paragraph-rsid="004c3da6"/>
    </style:style>
    <style:style style:name="T1" style:family="text">
      <style:text-properties officeooo:rsid="004c3da6"/>
    </style:style>
    <style:style style:name="T2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John 15:5-11) / <text:span text:style-name="Strong_20_Emphasis">Opening prayer</text:span> (Douglas M)</text:p>
      <text:p text:style-name="P2"><text:span text:style-name="Strong_20_Emphasis">Praise</text:span>: <text:span text:style-name="Emphasis">Now Thank We All Our God</text:span> (Rej! 88)</text:p>
      <text:p text:style-name="P2"><text:span text:style-name="Strong_20_Emphasis">Bible Reading</text:span>: Matthew 16:13-28 (Timothy A)</text:p>
      <text:p text:style-name="P3"><text:span text:style-name="Strong_20_Emphasis">Announcements</text:span> (John A)</text:p>
      <text:list xml:id="list3574079427" text:style-name="L1">
        <text:list-item>
          <text:p text:style-name="P4">Congregational meeting (before morning tea?)</text:p>
        </text:list-item>
        <text:list-item>
          <text:p text:style-name="P5">Alan &amp; Jan Freer</text:p>
        </text:list-item>
      </text:list>
      <text:p text:style-name="Text_20_body"/>
      <text:p text:style-name="P2"><text:span text:style-name="Strong_20_Emphasis">Sunday School</text:span> (Mook L)</text:p>
      <text:p text:style-name="P2"><text:span text:style-name="Strong_20_Emphasis">Praise</text:span>: <text:span text:style-name="Emphasis">What Love My God</text:span></text:p>
      <text:p text:style-name="P2"><text:span text:style-name="Strong_20_Emphasis">Prayer for the church and the world</text:span>  (JA)</text:p>
      <text:p text:style-name="P2"><text:span text:style-name="Strong_20_Emphasis">Bible reading</text:span>: 1 John 2:18-27, 1 John 4:13-16 (Pamela W)</text:p>
      <text:p text:style-name="P2"><text:span text:style-name="Strong_20_Emphasis">Praise</text:span>: <text:span text:style-name="Emphasis">The God of Abraham Praise</text:span> (Rej! 26) <text:span text:style-name="T1">(Offering)</text:span></text:p>
      <text:p text:style-name="P2"><text:span text:style-name="Strong_20_Emphasis">Sermon</text:span>: “THE SPIRIT OF TRUTH” (DM)</text:p>
      <text:p text:style-name="P2"><text:span text:style-name="Strong_20_Emphasis">Praise</text:span>: <text:span text:style-name="Emphasis">In Memory Of The Saviour’s Death</text:span> (Rej! 360)</text:p>
      <text:p text:style-name="P2"><text:span text:style-name="Strong_20_Emphasis">Welcome into Membership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Let Saints On Earth Together Sing</text:span> (Rej! 309)</text:p>
      <text:p text:style-name="P2"><text:span text:style-name="Strong_20_Emphasis">Benediction</text:span> (DM)</text:p>
      <text:p text:style-name="P2"><text:span text:style-name="Strong_20_Emphasis"/></text:p>
      <text:p text:style-name="P6"><text:span text:style-name="Strong_20_Emphasis">Sermon Outline</text:span></text:p>
      <text:p text:style-name="P6">“THE SPIRIT OF TRUTH” (1 John 4:13-16)</text:p>
      <text:p text:style-name="P6">Introduction</text:p>
      <text:p text:style-name="P6">Q: How can we know we belong to God?</text:p>
      <text:p text:style-name="P6">A: The Spirit helps us to:</text:p>
      <text:list text:style-name="L2">
        <text:list-item>
          <text:p text:style-name="P7">Believe the Apostle’s witness</text:p>
        </text:list-item>
        <text:list-item>
          <text:p text:style-name="P7">Confess Jesus is God’s Son</text:p>
        </text:list-item>
        <text:list-item>
          <text:p text:style-name="P7">Know and believe God’s love for us</text:p>
        </text:list-item>
        <text:list-item>
          <text:p text:style-name="P7">Believe that God is love</text:p>
        </text:list-item>
      </text:list>
      <text:p text:style-name="P6">Conclusion</text:p>
      <text:p text:style-name="P8"><text:soft-page-break/><text:span text:style-name="Strong_20_Emphasis">Call to Worship</text:span> (John 15:5-11) / <text:span text:style-name="Strong_20_Emphasis">Opening prayer</text:span> (Douglas M)</text:p>
      <text:p text:style-name="P9"><text:span text:style-name="Strong_20_Emphasis">Praise</text:span>: <text:span text:style-name="Emphasis">Now Thank We All Our God</text:span> (Rej! 88)</text:p>
      <text:p text:style-name="P9"><text:span text:style-name="Strong_20_Emphasis">Bible Reading</text:span>: Matthew 16:13-28 (Timothy A)</text:p>
      <text:p text:style-name="P9"><text:span text:style-name="Strong_20_Emphasis">Announcements</text:span> (John A)</text:p>
      <text:list text:continue-list="list3574079427" text:style-name="L1">
        <text:list-item>
          <text:p text:style-name="P10">Congregational meeting (before morning tea?)</text:p>
        </text:list-item>
        <text:list-item>
          <text:p text:style-name="P10">Alan &amp; Jan Freer</text:p>
        </text:list-item>
      </text:list>
      <text:p text:style-name="P9"/>
      <text:p text:style-name="P9"><text:span text:style-name="Strong_20_Emphasis">Sunday School</text:span> (Mook L)</text:p>
      <text:p text:style-name="P9"><text:span text:style-name="Strong_20_Emphasis">Praise</text:span>: <text:span text:style-name="Emphasis">What Love My God</text:span></text:p>
      <text:p text:style-name="P9"><text:span text:style-name="Strong_20_Emphasis">Prayer for the church and the world</text:span>  (JA)</text:p>
      <text:p text:style-name="P9"><text:span text:style-name="Strong_20_Emphasis">Bible reading</text:span>: 1 John 2:18-27, 1 John 4:13-16 (Pamela W)</text:p>
      <text:p text:style-name="P9"><text:span text:style-name="Strong_20_Emphasis">Praise</text:span>: <text:span text:style-name="Emphasis">The God of Abraham Praise</text:span> (Rej! 26)</text:p>
      <text:p text:style-name="P9"><text:span text:style-name="Strong_20_Emphasis">Sermon</text:span>: “THE SPIRIT OF TRUTH” (DM)</text:p>
      <text:p text:style-name="P9"><text:span text:style-name="Strong_20_Emphasis">Praise</text:span>: <text:span text:style-name="Emphasis">In Memory Of The Saviour’s Death</text:span> (Rej! 360)</text:p>
      <text:p text:style-name="P9"><text:span text:style-name="Strong_20_Emphasis">Welcome into Membership</text:span></text:p>
      <text:p text:style-name="P9"><text:span text:style-name="Strong_20_Emphasis">The Lord’s Supper</text:span></text:p>
      <text:p text:style-name="P9"><text:span text:style-name="Strong_20_Emphasis">Praise</text:span>: <text:span text:style-name="Emphasis">Let Saints On Earth Together Sing</text:span> (Rej! 309)</text:p>
      <text:p text:style-name="P9"><text:span text:style-name="Strong_20_Emphasis"><text:span text:style-name="T2">Benediction</text:span></text:span><text:span text:style-name="T2"> (DM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be85c"/>
    </style:style>
    <style:style style:name="MT2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nd</text:span> <text:span text:style-name="MT1">Febr</text:span><text:span text:style-name="MT2">uary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2-01T20:59:05.412059441</dc:date>
    <meta:editing-duration>PT5H48M2S</meta:editing-duration>
    <meta:editing-cycles>43</meta:editing-cycles>
    <meta:generator>LibreOffice/24.8.3.2$Linux_X86_64 LibreOffice_project/e14c9fdd1f585efcbb2c5363087a99d20928d522</meta:generator>
    <meta:print-date>2025-02-01T20:59:00.535366113</meta:print-date>
    <meta:document-statistic meta:table-count="0" meta:image-count="0" meta:object-count="0" meta:page-count="2" meta:paragraph-count="45" meta:word-count="270" meta:character-count="1520" meta:non-whitespace-character-count="1301"/>
  </office:meta>
</office:document-meta>
</file>